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8dce"/>
    </style:style>
    <style:style style:name="P2" style:family="paragraph" style:parent-style-name="Standard">
      <style:text-properties officeooo:paragraph-rsid="002909f7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&lt;用户名&gt;</text:p>
      <text:p text:style-name="P1">给在线用户发信息，delete删除，以Ctrl + D 保存结束</text:p>
      <text:p text:style-name="Standard">范例： $ write linzhiling</text:p>
      <text:p text:style-name="Standard"/>
      <text:p text:style-name="Standard">wall 【message】</text:p>
      <text:p text:style-name="Standard">发送广播信息</text:p>
      <text:p text:style-name="Standard">wall XXXXXXXXX</text:p>
      <text:p text:style-name="Standard"/>
      <text:p text:style-name="Standard">ping 选项 IP地址</text:p>
      <text:p text:style-name="Standard"><text:tab/>-c 制定发送次数</text:p>
      <text:p text:style-name="Standard">测试网络连通性</text:p>
      <text:p text:style-name="Standard">——重点看packet loss丢包率 高表示网络连通性不好</text:p>
      <text:p text:style-name="Standard"/>
      <text:p text:style-name="Standard">ifconfig 【网卡名称】【IP地址】</text:p>
      <text:p text:style-name="Standard">执行权限：root</text:p>
      <text:p text:style-name="Standard">网卡：</text:p>
      <text:p text:style-name="Standard">——lo 本地回环地址（没网络也能通）</text:p>
      <text:p text:style-name="Standard"/>
      <text:p text:style-name="Standard">mail [用户名]</text:p>
      <text:p text:style-name="Standard">查看发送电子邮件</text:p>
      <text:p text:style-name="Standard">——序列号读取，d 序列号 删除，退出用q</text:p>
      <text:p text:style-name="Standard">——注意系统给root发送的邮件，一般包含一些日志文件，很重要，有可能影响系统运行</text:p>
      <text:p text:style-name="Standard"/>
      <text:p text:style-name="Standard">last ——列出目前与过去登入系统的用户信息（包括重启reboot，IP，登陆时间和登出时间等等）</text:p>
      <text:p text:style-name="Standard">lastlog——用户最后一次登陆的时间</text:p>
      <text:p text:style-name="Standard"/>
      <text:p text:style-name="Standard">traceroute——显示数据包到主机间的路径</text:p>
      <text:p text:style-name="Standard">——探测到达指定网站的路径，访问网站不可能一步到达，都是通过一个一个的路由节点，最终访问到目标网站，那么根据traceroute命令可以跟踪我们访问目标网站的路径</text:p>
      <text:p text:style-name="Standard"/>
      <text:p text:style-name="Standard">netstat [选项]</text:p>
      <text:p text:style-name="Standard">显示网络相关信息</text:p>
      <text:p text:style-name="Standard">-t TCP协议</text:p>
      <text:p text:style-name="Standard">-u UDP协议</text:p>
      <text:p text:style-name="Standard">-l 监听</text:p>
      <text:p text:style-name="Standard">-r 路由</text:p>
      <text:p text:style-name="Standard">-n显示IP地址和端口号</text:p>
      <text:p text:style-name="Standard">范例：</text:p>
      <text:p text:style-name="P2">netstat -tlun 查看本机监听的端口</text:p>
      <text:p text:style-name="P2">——Recv-Q和Send-Q，如果为0，表示网络很通畅</text:p>
      <text:p text:style-name="P2">——local和address表示IP和端口（端口固定，所以可以通过这个判断开启了哪些程序）</text:p>
      <text:p text:style-name="P2">——只有tcp才监听，udp只负责发送，不管你收不收得到，所以不用持续监听端口号</text:p>
      <text:p text:style-name="P2">（发起网络连接，本机的端口号是随机的，只有目标端口号是固定的）</text:p>
      <text:p text:style-name="P2"/>
      <text:p text:style-name="Standard">netstat -an 查看本机所有的网络连接</text:p>
      <text:p text:style-name="Standard">——分成两大状态，上面是服务状态</text:p>
      <text:p text:style-name="Standard">——ESTABLISHED表示已连接</text:p>
      <text:p text:style-name="Standard"><text:soft-page-break/></text:p>
      <text:p text:style-name="Standard">netstat -rn 查看本机路由表</text:p>
      <text:p text:style-name="Standard">——可以查看到本机的网关，Gateway</text:p>
      <text:p text:style-name="Standard"/>
      <text:p text:style-name="Standard">setup(只有Rathet才有，其他linux系统没有)</text:p>
      <text:p text:style-name="Standard">执行权限：root</text:p>
      <text:p text:style-name="Standard">语法：setup</text:p>
      <text:p text:style-name="Standard">功能描述：配置网络</text:p>
      <text:p text:style-name="Standard">范例：# setup</text:p>
      <text:p text:style-name="Standard"/>
      <text:p text:style-name="Standard">mount 【-t 文件系统】设备文件名 挂载点</text:p>
      <text:p text:style-name="Standard">范例：# mount -t iso9660 /dev/sr0 /mnt/cdrom</text:p>
      <text:p text:style-name="Standard">——分配盘符的过程就是挂载，只不过windows是自动的，而linux（如果linux有图形界面也会自动挂载，但是服务器都是命令行）需要手动挂载</text:p>
      <text:p text:style-name="Standard"/>
      <text:p text:style-name="Standard">挂载：找到这个硬件，给它分配一个文件名，再给它分配一个盘符连接起来。</text:p>
      <text:p text:style-name="Standard">——在linux下按光驱无法弹出，因为linux默认已经在使用了，如果要让它弹出，必须先卸载它，要注意的是，不能在它的挂载点下卸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0:21:17.595319787</meta:creation-date>
    <meta:generator>LibreOffice/6.0.7.3$Linux_X86_64 LibreOffice_project/00m0$Build-3</meta:generator>
    <dc:date>2019-03-07T23:04:57.025252299</dc:date>
    <meta:editing-duration>PT2H11M47S</meta:editing-duration>
    <meta:editing-cycles>21</meta:editing-cycles>
    <meta:document-statistic meta:table-count="0" meta:image-count="0" meta:object-count="0" meta:page-count="2" meta:paragraph-count="50" meta:word-count="747" meta:character-count="1091" meta:non-whitespace-character-count="1050"/>
  </office:meta>
</office:document-meta>
</file>